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aloracio_prov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roveïdor</text:p>
          </table:table-cell>
          <table:table-cell table:style-name="ce1" office:value-type="string" calcext:value-type="string">
            <text:p>1a avaluacio</text:p>
          </table:table-cell>
          <table:table-cell table:style-name="ce1" office:value-type="string" calcext:value-type="string">
            <text:p>2a avaluaci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itja &lt;7</text:p>
          </table:table-cell>
          <table:table-cell office:value-type="string" calcext:value-type="string">
            <text:p>Max I Min</text:p>
          </table:table-cell>
          <table:table-cell office:value-type="string" calcext:value-type="string">
            <text:p>Calificación</text:p>
          </table:table-cell>
          <table:table-cell office:value-type="string" calcext:value-type="string">
            <text:p>Aceptable?</text:p>
          </table:table-cell>
        </table:table-row>
        <table:table-row table:style-name="ro1">
          <table:table-cell office:value-type="string" calcext:value-type="string">
            <text:p>Ca'n Domenge</text:p>
          </table:table-cell>
          <table:table-cell table:number-columns-repeated="2" office:value-type="float" office:value="4.5" calcext:value-type="float">
            <text:p>4.5</text:p>
          </table:table-cell>
          <table:table-cell table:formula="of:=ROUND(AVERAGE([.B2:.C2]);2)" office:value-type="float" office:value="4.5" calcext:value-type="float">
            <text:p>4.5</text:p>
          </table:table-cell>
          <table:table-cell table:formula="of:=COUNTIF([.D$1:.D$1048576];&quot;&lt;=&quot;&amp;7)" office:value-type="float" office:value="12" calcext:value-type="float">
            <text:p>12</text:p>
          </table:table-cell>
          <table:table-cell table:formula="of:=MAX([.B2:.C2])" office:value-type="float" office:value="4.5" calcext:value-type="float">
            <text:p>4.5</text:p>
          </table:table-cell>
          <table:table-cell table:formula="of:=IF([.D2]&lt;5;&quot;BAJA&quot;;IF([.D2]&lt;8;&quot;MEDIO&quot;;&quot;ALTA&quot;))" office:value-type="string" office:string-value="BAJA" calcext:value-type="string">
            <text:p>BAJA</text:p>
          </table:table-cell>
          <table:table-cell table:formula="of:=IF([.D2]&lt;5;&quot;NO ACEPTABLE&quot;;IF([.D2]&gt;=5;&quot;ACEPTABLE&quot;))" office:value-type="string" office:string-value="NO ACEPTABLE" calcext:value-type="string">
            <text:p>NO ACEPTABLE</text:p>
          </table:table-cell>
        </table:table-row>
        <table:table-row table:style-name="ro1">
          <table:table-cell office:value-type="string" calcext:value-type="string">
            <text:p>Fruites Ginesit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ROUND(AVERAGE([.B3:.C3]);2)" office:value-type="float" office:value="5.5" calcext:value-type="float">
            <text:p>5.5</text:p>
          </table:table-cell>
          <table:table-cell/>
          <table:table-cell table:formula="of:=MAX([.B3:.C3])" office:value-type="float" office:value="6" calcext:value-type="float">
            <text:p>6</text:p>
          </table:table-cell>
          <table:table-cell table:formula="of:=IF([.D3]&lt;5;&quot;BAJA&quot;;IF([.D3]&lt;8;&quot;MEDIO&quot;;&quot;ALTA&quot;))" office:value-type="string" office:string-value="MEDIO" calcext:value-type="string">
            <text:p>MEDIO</text:p>
          </table:table-cell>
          <table:table-cell table:formula="of:=IF([.D3]&lt;5;&quot;NO ACEPTABLE&quot;;IF([.D3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Peixeteria Alorda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table:formula="of:=ROUND(AVERAGE([.B4:.C4]);2)" office:value-type="float" office:value="7.45" calcext:value-type="float">
            <text:p>7.45</text:p>
          </table:table-cell>
          <table:table-cell/>
          <table:table-cell table:formula="of:=MAX([.B4:.C4])" office:value-type="float" office:value="8" calcext:value-type="float">
            <text:p>8</text:p>
          </table:table-cell>
          <table:table-cell table:formula="of:=IF([.D4]&lt;5;&quot;BAJA&quot;;IF([.D4]&lt;8;&quot;MEDIO&quot;;&quot;ALTA&quot;))" office:value-type="string" office:string-value="MEDIO" calcext:value-type="string">
            <text:p>MEDIO</text:p>
          </table:table-cell>
          <table:table-cell table:formula="of:=IF([.D4]&lt;5;&quot;NO ACEPTABLE&quot;;IF([.D4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Fruites El Molí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ROUND(AVERAGE([.B5:.C5]);2)" office:value-type="float" office:value="8.25" calcext:value-type="float">
            <text:p>8.25</text:p>
          </table:table-cell>
          <table:table-cell/>
          <table:table-cell table:formula="of:=MAX([.B5:.C5])" office:value-type="float" office:value="9.5" calcext:value-type="float">
            <text:p>9.5</text:p>
          </table:table-cell>
          <table:table-cell table:formula="of:=IF([.D5]&lt;5;&quot;BAJA&quot;;IF([.D5]&lt;8;&quot;MEDIO&quot;;&quot;ALTA&quot;))" office:value-type="string" office:string-value="ALTA" calcext:value-type="string">
            <text:p>ALTA</text:p>
          </table:table-cell>
          <table:table-cell table:formula="of:=IF([.D5]&lt;5;&quot;NO ACEPTABLE&quot;;IF([.D5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Càrniques Més Enllà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ROUND(AVERAGE([.B6:.C6]);2)" office:value-type="float" office:value="8" calcext:value-type="float">
            <text:p>8</text:p>
          </table:table-cell>
          <table:table-cell/>
          <table:table-cell table:formula="of:=MAX([.B6:.C6])" office:value-type="float" office:value="10" calcext:value-type="float">
            <text:p>10</text:p>
          </table:table-cell>
          <table:table-cell table:formula="of:=IF([.D6]&lt;5;&quot;BAJA&quot;;IF([.D6]&lt;8;&quot;MEDIO&quot;;&quot;ALTA&quot;))" office:value-type="string" office:string-value="ALTA" calcext:value-type="string">
            <text:p>ALTA</text:p>
          </table:table-cell>
          <table:table-cell table:formula="of:=IF([.D6]&lt;5;&quot;NO ACEPTABLE&quot;;IF([.D6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Peixos Alta Mar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formula="of:=ROUND(AVERAGE([.B7:.C7]);2)" office:value-type="float" office:value="3.75" calcext:value-type="float">
            <text:p>3.75</text:p>
          </table:table-cell>
          <table:table-cell/>
          <table:table-cell table:formula="of:=MAX([.B7:.C7])" office:value-type="float" office:value="4.5" calcext:value-type="float">
            <text:p>4.5</text:p>
          </table:table-cell>
          <table:table-cell table:formula="of:=IF([.D7]&lt;5;&quot;BAJA&quot;;IF([.D7]&lt;8;&quot;MEDIO&quot;;&quot;ALTA&quot;))" office:value-type="string" office:string-value="BAJA" calcext:value-type="string">
            <text:p>BAJA</text:p>
          </table:table-cell>
          <table:table-cell table:formula="of:=IF([.D7]&lt;5;&quot;NO ACEPTABLE&quot;;IF([.D7]&gt;=5;&quot;ACEPTABLE&quot;))" office:value-type="string" office:string-value="NO ACEPTABLE" calcext:value-type="string">
            <text:p>NO ACEPTABLE</text:p>
          </table:table-cell>
        </table:table-row>
        <table:table-row table:style-name="ro1">
          <table:table-cell office:value-type="string" calcext:value-type="string">
            <text:p>Llegums Bisb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OUND(AVERAGE([.B8:.C8]);2)" office:value-type="float" office:value="5.5" calcext:value-type="float">
            <text:p>5.5</text:p>
          </table:table-cell>
          <table:table-cell/>
          <table:table-cell table:formula="of:=MAX([.B8:.C8])" office:value-type="float" office:value="6" calcext:value-type="float">
            <text:p>6</text:p>
          </table:table-cell>
          <table:table-cell table:formula="of:=IF([.D8]&lt;5;&quot;BAJA&quot;;IF([.D8]&lt;8;&quot;MEDIO&quot;;&quot;ALTA&quot;))" office:value-type="string" office:string-value="MEDIO" calcext:value-type="string">
            <text:p>MEDIO</text:p>
          </table:table-cell>
          <table:table-cell table:formula="of:=IF([.D8]&lt;5;&quot;NO ACEPTABLE&quot;;IF([.D8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Alimentació Ca'n peb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ROUND(AVERAGE([.B9:.C9]);2)" office:value-type="float" office:value="2.5" calcext:value-type="float">
            <text:p>2.5</text:p>
          </table:table-cell>
          <table:table-cell/>
          <table:table-cell table:formula="of:=MAX([.B9:.C9])" office:value-type="float" office:value="3" calcext:value-type="float">
            <text:p>3</text:p>
          </table:table-cell>
          <table:table-cell table:formula="of:=IF([.D9]&lt;5;&quot;BAJA&quot;;IF([.D9]&lt;8;&quot;MEDIO&quot;;&quot;ALTA&quot;))" office:value-type="string" office:string-value="BAJA" calcext:value-type="string">
            <text:p>BAJA</text:p>
          </table:table-cell>
          <table:table-cell table:formula="of:=IF([.D9]&lt;5;&quot;NO ACEPTABLE&quot;;IF([.D9]&gt;=5;&quot;ACEPTABLE&quot;))" office:value-type="string" office:string-value="NO ACEPTABLE" calcext:value-type="string">
            <text:p>NO ACEPTABLE</text:p>
          </table:table-cell>
        </table:table-row>
        <table:table-row table:style-name="ro1">
          <table:table-cell office:value-type="string" calcext:value-type="string">
            <text:p>Carrefour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table:formula="of:=ROUND(AVERAGE([.B10:.C10]);2)" office:value-type="float" office:value="8.25" calcext:value-type="float">
            <text:p>8.25</text:p>
          </table:table-cell>
          <table:table-cell/>
          <table:table-cell table:formula="of:=MAX([.B10:.C10])" office:value-type="float" office:value="9.5" calcext:value-type="float">
            <text:p>9.5</text:p>
          </table:table-cell>
          <table:table-cell table:formula="of:=IF([.D10]&lt;5;&quot;BAJA&quot;;IF([.D10]&lt;8;&quot;MEDIO&quot;;&quot;ALTA&quot;))" office:value-type="string" office:string-value="ALTA" calcext:value-type="string">
            <text:p>ALTA</text:p>
          </table:table-cell>
          <table:table-cell table:formula="of:=IF([.D10]&lt;5;&quot;NO ACEPTABLE&quot;;IF([.D10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formula="of:=ROUND(AVERAGE([.B11:.C11]);2)" office:value-type="float" office:value="3.75" calcext:value-type="float">
            <text:p>3.75</text:p>
          </table:table-cell>
          <table:table-cell/>
          <table:table-cell table:formula="of:=MAX([.B11:.C11])" office:value-type="float" office:value="4.5" calcext:value-type="float">
            <text:p>4.5</text:p>
          </table:table-cell>
          <table:table-cell table:formula="of:=IF([.D11]&lt;5;&quot;BAJA&quot;;IF([.D11]&lt;8;&quot;MEDIO&quot;;&quot;ALTA&quot;))" office:value-type="string" office:string-value="BAJA" calcext:value-type="string">
            <text:p>BAJA</text:p>
          </table:table-cell>
          <table:table-cell table:formula="of:=IF([.D11]&lt;5;&quot;NO ACEPTABLE&quot;;IF([.D11]&gt;=5;&quot;ACEPTABLE&quot;))" office:value-type="string" office:string-value="NO ACEPTABLE" calcext:value-type="string">
            <text:p>NO ACEPTABLE</text:p>
          </table:table-cell>
        </table:table-row>
        <table:table-row table:style-name="ro1">
          <table:table-cell office:value-type="string" calcext:value-type="string">
            <text:p>Caprab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ROUND(AVERAGE([.B12:.C12]);2)" office:value-type="float" office:value="6.5" calcext:value-type="float">
            <text:p>6.5</text:p>
          </table:table-cell>
          <table:table-cell/>
          <table:table-cell table:formula="of:=MAX([.B12:.C12])" office:value-type="float" office:value="8" calcext:value-type="float">
            <text:p>8</text:p>
          </table:table-cell>
          <table:table-cell table:formula="of:=IF([.D12]&lt;5;&quot;BAJA&quot;;IF([.D12]&lt;8;&quot;MEDIO&quot;;&quot;ALTA&quot;))" office:value-type="string" office:string-value="MEDIO" calcext:value-type="string">
            <text:p>MEDIO</text:p>
          </table:table-cell>
          <table:table-cell table:formula="of:=IF([.D12]&lt;5;&quot;NO ACEPTABLE&quot;;IF([.D12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La vinya verda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formula="of:=ROUND(AVERAGE([.B13:.C13]);2)" office:value-type="float" office:value="5.95" calcext:value-type="float">
            <text:p>5.95</text:p>
          </table:table-cell>
          <table:table-cell/>
          <table:table-cell table:formula="of:=MAX([.B13:.C13])" office:value-type="float" office:value="6.9" calcext:value-type="float">
            <text:p>6.9</text:p>
          </table:table-cell>
          <table:table-cell table:formula="of:=IF([.D13]&lt;5;&quot;BAJA&quot;;IF([.D13]&lt;8;&quot;MEDIO&quot;;&quot;ALTA&quot;))" office:value-type="string" office:string-value="MEDIO" calcext:value-type="string">
            <text:p>MEDIO</text:p>
          </table:table-cell>
          <table:table-cell table:formula="of:=IF([.D13]&lt;5;&quot;NO ACEPTABLE&quot;;IF([.D13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Porcins Escande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AVERAGE([.B14:.C14]);2)" office:value-type="float" office:value="5.5" calcext:value-type="float">
            <text:p>5.5</text:p>
          </table:table-cell>
          <table:table-cell/>
          <table:table-cell table:formula="of:=MAX([.B14:.C14])" office:value-type="float" office:value="7" calcext:value-type="float">
            <text:p>7</text:p>
          </table:table-cell>
          <table:table-cell table:formula="of:=IF([.D14]&lt;5;&quot;BAJA&quot;;IF([.D14]&lt;8;&quot;MEDIO&quot;;&quot;ALTA&quot;))" office:value-type="string" office:string-value="MEDIO" calcext:value-type="string">
            <text:p>MEDIO</text:p>
          </table:table-cell>
          <table:table-cell table:formula="of:=IF([.D14]&lt;5;&quot;NO ACEPTABLE&quot;;IF([.D14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Roger vacun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OUND(AVERAGE([.B15:.C15]);2)" office:value-type="float" office:value="6.5" calcext:value-type="float">
            <text:p>6.5</text:p>
          </table:table-cell>
          <table:table-cell/>
          <table:table-cell table:formula="of:=MAX([.B15:.C15])" office:value-type="float" office:value="7" calcext:value-type="float">
            <text:p>7</text:p>
          </table:table-cell>
          <table:table-cell table:formula="of:=IF([.D15]&lt;5;&quot;BAJA&quot;;IF([.D15]&lt;8;&quot;MEDIO&quot;;&quot;ALTA&quot;))" office:value-type="string" office:string-value="MEDIO" calcext:value-type="string">
            <text:p>MEDIO</text:p>
          </table:table-cell>
          <table:table-cell table:formula="of:=IF([.D15]&lt;5;&quot;NO ACEPTABLE&quot;;IF([.D15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Verdures Estarelles</text:p>
          </table:table-cell>
          <table:table-cell office:value-type="float" office:value="6.8" calcext:value-type="float">
            <text:p>6.8</text:p>
          </table:table-cell>
          <table:table-cell office:value-type="float" office:value="4.5" calcext:value-type="float">
            <text:p>4.5</text:p>
          </table:table-cell>
          <table:table-cell table:formula="of:=ROUND(AVERAGE([.B16:.C16]);2)" office:value-type="float" office:value="5.65" calcext:value-type="float">
            <text:p>5.65</text:p>
          </table:table-cell>
          <table:table-cell/>
          <table:table-cell table:formula="of:=MAX([.B16:.C16])" office:value-type="float" office:value="6.8" calcext:value-type="float">
            <text:p>6.8</text:p>
          </table:table-cell>
          <table:table-cell table:formula="of:=IF([.D16]&lt;5;&quot;BAJA&quot;;IF([.D16]&lt;8;&quot;MEDIO&quot;;&quot;ALTA&quot;))" office:value-type="string" office:string-value="MEDIO" calcext:value-type="string">
            <text:p>MEDIO</text:p>
          </table:table-cell>
          <table:table-cell table:formula="of:=IF([.D16]&lt;5;&quot;NO ACEPTABLE&quot;;IF([.D16]&gt;=5;&quot;ACEPTABLE&quot;))" office:value-type="string" office:string-value="ACEPTABLE" calcext:value-type="string">
            <text:p>ACEPTABLE</text:p>
          </table:table-cell>
        </table:table-row>
        <table:table-row table:style-name="ro1">
          <table:table-cell office:value-type="string" calcext:value-type="string">
            <text:p>Peixeteria Foners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formula="of:=ROUND(AVERAGE([.B17:.C17]);2)" office:value-type="float" office:value="4.25" calcext:value-type="float">
            <text:p>4.25</text:p>
          </table:table-cell>
          <table:table-cell/>
          <table:table-cell table:formula="of:=MAX([.B17:.C17])" office:value-type="float" office:value="5.5" calcext:value-type="float">
            <text:p>5.5</text:p>
          </table:table-cell>
          <table:table-cell table:formula="of:=IF([.D17]&lt;5;&quot;BAJA&quot;;IF([.D17]&lt;8;&quot;MEDIO&quot;;&quot;ALTA&quot;))" office:value-type="string" office:string-value="BAJA" calcext:value-type="string">
            <text:p>BAJA</text:p>
          </table:table-cell>
          <table:table-cell table:formula="of:=IF([.D17]&lt;5;&quot;NO ACEPTABLE&quot;;IF([.D17]&gt;=5;&quot;ACEPTABLE&quot;))" office:value-type="string" office:string-value="NO ACEPTABLE" calcext:value-type="string">
            <text:p>NO ACEPTABLE</text:p>
          </table:table-cell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10:27:11.200847128</dc:date>
    <dc:creator>Jaume Sampol</dc:creator>
    <meta:editing-duration>PT3M12S</meta:editing-duration>
    <meta:editing-cycles>2</meta:editing-cycles>
    <meta:generator>LibreOffice/7.3.5.2$Linux_X86_64 LibreOffice_project/30$Build-2</meta:generator>
    <meta:document-statistic meta:table-count="1" meta:cell-count="121" meta:object-count="0"/>
  </office:meta>
</office:document-meta>
</file>